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E000002A4D33A4F26FF151ECD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language="es" fo:country="ES" officeooo:rsid="00016fd6" officeooo:paragraph-rsid="00016fd6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paragraph-properties fo:text-align="center" style:justify-single-word="false"/>
      <style:text-properties fo:language="es" fo:country="ES" officeooo:rsid="00016fd6" officeooo:paragraph-rsid="00016fd6"/>
    </style:style>
    <style:style style:name="P4" style:family="paragraph" style:parent-style-name="Standard">
      <style:paragraph-properties fo:text-align="start" style:justify-single-word="false"/>
      <style:text-properties fo:language="es" fo:country="ES" officeooo:rsid="00016fd6" officeooo:paragraph-rsid="00016fd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3">DIAGRAMA DE CLASE CLUB NÁUTICO</text:p>
      <text:p text:style-name="P4"/>
      <text:p text:style-name="P4"/>
      <text:p text:style-name="P4"/>
      <text:p text:style-name="P4"/>
      <text:p text:style-name="P4"><draw:frame draw:style-name="fr1" draw:name="Imagen1" text:anchor-type="char" svg:width="17.59cm" svg:height="10.008cm" draw:z-index="0"><draw:image xlink:href="Pictures/10000000000003CE000002A4D33A4F26FF151ECD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 officeooo:rsid="00016fd6" officeooo:paragraph-rsid="00016fd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PRACTICA1: DIAGRAMAS DE CLASE <text:s text:c="12"/><text:tab/>ENTORNOS DE DESARROLLO<text:tab/>1º DAM</text:p>
      </style:header>
      <style:footer>
        <text:p text:style-name="Footer"><text:tab/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5-04T16:51:22.048000000</dc:date>
    <meta:editing-duration>PT7M36S</meta:editing-duration>
    <meta:editing-cycles>4</meta:editing-cycles>
    <meta:document-statistic meta:table-count="0" meta:image-count="1" meta:object-count="0" meta:page-count="1" meta:paragraph-count="3" meta:word-count="15" meta:character-count="107" meta:non-whitespace-character-count="80"/>
  </office:meta>
</office:document-meta>
</file>